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会议名称：　　　</text:p>
      <text:p text:style-name="Standard">会议时间：　　　　 <text:s text:c="70"/>会议地点：省电信12楼市场部　</text:p>
      <text:p text:style-name="Standard">记录人：吴同庆　 </text:p>
      <text:p text:style-name="Standard">　　 </text:p>
      <text:p text:style-name="Standard">出席与列席会议人员：魏然（四川省电信市场部）</text:p>
      <text:p text:style-name="Standard"><text:tab/><text:tab/><text:tab/><text:tab/><text:tab/>周捷 <text:s text:c="2"/>林云辉 <text:s/>陈怡莲 <text:s/>吴同庆（新东网）</text:p>
      <text:p text:style-name="Standard">　　 </text:p>
      <text:p text:style-name="Standard">缺席人员：　　 </text:p>
      <text:p text:style-name="Standard">　　 </text:p>
      <text:p text:style-name="Standard">会议主持人：　　　 <text:s text:c="41"/>　 </text:p>
      <text:p text:style-name="Standard">　　 </text:p>
      <text:p text:style-name="Standard">主要议题：套餐推荐、网厅线上公关互动活动、商城、3G增值业务体验中心</text:p>
      <text:p text:style-name="Standard">　　 </text:p>
      <text:p text:style-name="Standard">发言记录：</text:p>
      <text:p text:style-name="Standard"><text:s text:c="9"/>1.ip限制对公司的影响</text:p>
      <text:p text:style-name="Standard"><text:tab/> 2.视频图片上传限制</text:p>
      <text:p text:style-name="Standard"><text:s text:c="8"/>3.建议直接用论坛</text:p>
      <text:p text:style-name="Standard"><text:tab/> 4.确定审贴规则</text:p>
      <text:p text:style-name="Standard"><text:s text:c="8"/>5.根据点击率</text:p>
      <text:p text:style-name="Standard"><text:s text:c="8"/>6.登录、交费和营业办理抽奖实施规则</text:p>
      <text:p text:style-name="Standard"><text:s text:c="8"/>7.代理商问题</text:p>
      <text:p text:style-name="Standard"><text:tab/> 8.限制点击或投票欺骗</text:p>
      <text:p text:style-name="Standard"><text:tab/> 9.200M大小限制 格式3种，时间5分钟内</text:p>
      <text:p text:style-name="Standard"><text:s text:c="8"/>10.投票加入验证码，ip限制每天20个</text:p>
      <text:p text:style-name="Standard"><text:tab/> 11.用户发帖无限制</text:p>
      <text:p text:style-name="Standard"><text:tab/> 12.定制个统计需求表</text:p>
      <text:p text:style-name="Standard"><text:tab/> 13.网厅优化每周至少5个</text:p>
      <text:p text:style-name="Standard"><text:s/><text:tab/> 14.2.0规范进度问题 <text:s text:c="13"/></text:p>
      <text:p text:style-name="Standard"><text:s text:c="8"/>IPTV新装 改成7月15日</text:p>
      <text:p text:style-name="Standard"><text:s text:c="8"/>固话长权 小灵通长权 网厅直接调crm服务 但不能实时开通</text:p>
      <text:p text:style-name="Standard"><text:tab/> 手机、短信帐单无需求</text:p>
      <text:p text:style-name="Standard"><text:tab/> 铃音盒只作连接</text:p>
      <text:p text:style-name="Standard"><text:tab/> 哪种套餐能办哪种可选包的规则提供</text:p>
      <text:p text:style-name="Standard"><text:tab/> e6，e8套餐的续约暂缓</text:p>
      <text:p text:style-name="Standard"><text:tab/> 卡的余额暂缓</text:p>
      <text:p text:style-name="Standard"><text:tab/> 定制的费用提醒暂缓</text:p>
      <text:p text:style-name="Standard"><text:tab/> </text:p>
      <text:p text:style-name="Standard"><text:tab/> </text:p>
      <text:p text:style-name="Standard"/>
      <text:p text:style-name="Standard">网厅线上公关互动活动</text:p>
      <text:p text:style-name="Standard">6-19平面初稿 <text:s text:c="6"/>6-22出网页 <text:s text:c="3"/>6-23 定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8T09:17:20</meta:creation-date>
    <meta:generator>OpenOffice.org/3.0$Linux OpenOffice.org_project/300m15$Build-9379</meta:generator>
    <dc:date>2009-06-18T12:13:40</dc:date>
    <meta:editing-duration>PT02H44M44S</meta:editing-duration>
    <meta:editing-cycles>31</meta:editing-cycles>
    <meta:document-statistic meta:table-count="0" meta:image-count="0" meta:object-count="0" meta:page-count="1" meta:paragraph-count="40" meta:word-count="221" meta:character-count="705"/>
    <meta:user-defined meta:name="Info 1"/>
    <meta:user-defined meta:name="Info 2"/>
    <meta:user-defined meta:name="Info 3"/>
    <meta:user-defined meta:name="Info 4"/>
  </office:meta>
</office:document-meta>
</file>